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87Rb/86Sr</text:p>
          </table:table-cell>
          <table:table-cell office:value-type="string" calcext:value-type="string">
            <text:p>87Sr/86S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2" calcext:value-type="float">
            <text:p>0,702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70200284" calcext:value-type="float">
            <text:p>0,70200284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70201218" calcext:value-type="float">
            <text:p>0,70201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20142" calcext:value-type="float">
            <text:p>0,7020142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.70201562" calcext:value-type="float">
            <text:p>0,70201562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0.70201846" calcext:value-type="float">
            <text:p>0,70201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8T13:27:54.796000000</meta:creation-date>
    <dc:date>2023-01-28T14:38:57.859000000</dc:date>
    <meta:editing-duration>PT8S</meta:editing-duration>
    <meta:editing-cycles>1</meta:editing-cycles>
    <meta:document-statistic meta:table-count="1" meta:cell-count="14" meta:object-count="0"/>
    <meta:generator>LibreOffice/5.4.4.2$Windows_X86_64 LibreOffice_project/2524958677847fb3bb44820e40380acbe820f960</meta:generator>
  </office:meta>
</office:document-meta>
</file>